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5-11-1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5-07-2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5-05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5-03-1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4-12-1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4-07-2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4-04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4-02-0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3-10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3-08-2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3-04-13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3-02-0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2-10-24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2-08-1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2-06-0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2-02-1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1-08-03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1-04-22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1-03-0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0-10-2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0-09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0-04-0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20-02-0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9-09-0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9-06-2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9-03-1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8-06-1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7-11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7-09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7-03-2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6-12-1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6-09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6-06-0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6-02-2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5-12-1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5-09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5-07-1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5-03-2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4-12-1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4-09-1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4-06-24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4-03-2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3-12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3-06-2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3-03-1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2-11-2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2-08-2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2-05-3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2-03-0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1-12-0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1-09-1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1-05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1-03-0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0-11-1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0-08-3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0-06-1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10-03-0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9-12-0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9-09-1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9-05-1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9-03-1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8-12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8-08-26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8-05-07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8-01-3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7-11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7-08-27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7-06-06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7-02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6-11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6-07-25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6-05-01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9-02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8-01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5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8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2</text:p>
          </table:table-cell>
          <table:table-cell office:value-type="string" calcext:value-type="string">
            <text:p>63G 16 SOW 104B</text:p>
          </table:table-cell>
          <table:table-cell office:value-type="string" calcext:value-type="string">
            <text:p>197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72" meta:object-count="0"/>
    <meta:user-defined meta:name="AppVersion">3.0</meta:user-defined>
  </office:meta>
</office:document-meta>
</file>